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A655DBE2DA8B8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984cm, 2.868cm, 5.547cm, 2.6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3.499cm" svg:height="7.499cm" svg:x="3cm" svg:y="6.5cm">
          <draw:image xlink:href="Pictures/1000000000000556000003000A655DBE2DA8B8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1:38:56.227568647</meta:creation-date>
    <dc:date>2020-06-01T21:44:41.026011563</dc:date>
    <meta:editing-duration>PT5M4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